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410000003D1492EBB0.png" manifest:media-type="image/png"/>
  <manifest:file-entry manifest:full-path="Pictures/10000000000000200000002000309F1C.png" manifest:media-type="image/png"/>
  <manifest:file-entry manifest:full-path="Pictures/1000020100000400000003001D716EAA.png" manifest:media-type="image/png"/>
  <manifest:file-entry manifest:full-path="Pictures/100002010000008800000099417AB17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3" style:family="graphic">
      <style:graphic-properties style:protect="size"/>
    </style:style>
    <style:style style:name="gr4" style:family="graphic" style:parent-style-name="standard">
      <style:graphic-properties draw:fill="solid" draw:fill-color="#c0c0c0" draw:textarea-horizontal-align="justify" draw:textarea-vertical-align="middle" draw:auto-grow-height="false"/>
    </style:style>
    <style:style style:name="gr5" style:family="graphic" style:parent-style-name="standard">
      <style:graphic-properties svg:stroke-width="0.254cm" svg:stroke-color="#cc0000" draw:marker-start-width="0.686cm" draw:marker-end-width="0.686cm" draw:fill-color="#000000" draw:opacity="0%" draw:textarea-horizontal-align="justify" draw:textarea-vertical-align="middle" draw:auto-grow-height="false" fo:padding-top="0.252cm" fo:padding-bottom="0.252cm" fo:padding-left="0.377cm" fo:padding-right="0.377cm" draw:shadow-opacity="0%"/>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svg:stroke-width="0.102cm" svg:stroke-color="#808080" draw:marker-start-width="0.356cm" draw:marker-end-width="0.356cm" draw:fill="none" draw:textarea-vertical-align="middle" fo:padding-top="0.176cm" fo:padding-bottom="0.176cm" fo:padding-left="0.301cm" fo:padding-right="0.301cm"/>
    </style:style>
    <style:style style:name="gr8" style:family="graphic" style:parent-style-name="standard">
      <style:graphic-properties draw:fill="solid" draw:fill-color="#ffff99" draw:textarea-horizontal-align="justify" draw:textarea-vertical-align="middle" draw:auto-grow-height="false"/>
    </style:style>
    <style:style style:name="gr9" style:family="graphic" style:parent-style-name="standard">
      <style:graphic-properties svg:stroke-color="#000000" draw:fill="solid" draw:fill-color="#e6e6ff" draw:textarea-horizontal-align="justify" draw:textarea-vertical-align="middle" draw:auto-grow-height="false"/>
    </style:style>
    <style:style style:name="gr10" style:family="graphic" style:parent-style-name="standard">
      <style:graphic-properties draw:stroke="solid" draw:stroke-dash="Ultrafine_20_Dashed" svg:stroke-width="0.254cm" draw:marker-start="" draw:marker-start-width="0.508cm" draw:marker-end="Small_20_Arrow" draw:marker-end-width="0.483cm" draw:stroke-linejoin="miter" draw:textarea-horizontal-align="justify" draw:textarea-vertical-align="middle" draw:auto-grow-height="false" fo:padding-top="0.252cm" fo:padding-bottom="0.252cm" fo:padding-left="0.377cm" fo:padding-right="0.377cm"/>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graphic-properties draw:fill="solid" draw:fill-color="#47b8b8" draw:textarea-horizontal-align="justify" draw:textarea-vertical-align="middle" draw:auto-grow-height="false"/>
    </style:style>
    <style:style style:name="gr13" style:family="graphic" style:parent-style-name="standard">
      <style:graphic-properties svg:stroke-color="#000000" draw:fill="solid" draw:fill-color="#e6e6e6" draw:textarea-horizontal-align="justify" draw:textarea-vertical-align="middle" draw:auto-grow-height="false"/>
    </style:style>
    <style:style style:name="pr1" style:family="presentation" style:parent-style-name="Default_20_2-notes" style:list-style-name="L1">
      <style:graphic-properties draw:fill-color="#ffffff" draw:auto-grow-height="true" fo:min-height="12.572cm"/>
    </style:style>
    <style:style style:name="pr2" style:family="presentation" style:parent-style-name="Default-title">
      <style:graphic-properties draw:auto-grow-height="true" fo:min-height="3.173cm"/>
    </style:style>
    <style:style style:name="pr3" style:family="presentation" style:parent-style-name="Default-outline1">
      <style:graphic-properties draw:auto-grow-height="true" fo:min-height="13.43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173cm"/>
    </style:style>
    <style:style style:name="pr6" style:family="presentation" style:parent-style-name="Default-outline1">
      <style:graphic-properties fo:min-height="13.435cm"/>
    </style:style>
    <style:style style:name="pr7" style:family="presentation" style:parent-style-name="Default-title">
      <style:graphic-properties draw:auto-grow-height="true" fo:min-height="2.538cm"/>
    </style:style>
    <style:style style:name="pr8" style:family="presentation" style:parent-style-name="Default-outline1">
      <style:graphic-properties draw:auto-grow-height="true" fo:min-height="8.425cm"/>
    </style:style>
    <style:style style:name="pr9" style:family="presentation" style:parent-style-name="Default-subtitle" style:list-style-name="L4">
      <style:graphic-properties draw:fill-color="#ffffff" draw:auto-grow-height="true" fo:min-height="11.864cm"/>
    </style:style>
    <style:style style:name="pr10" style:family="presentation" style:parent-style-name="Default-subtitle" style:list-style-name="L4">
      <style:graphic-properties draw:fill-color="#ffffff" draw:auto-grow-height="true" fo:min-height="11.864cm"/>
    </style:style>
    <style:style style:name="pr11" style:family="presentation" style:parent-style-name="Default-outline1">
      <style:graphic-properties draw:auto-grow-height="true" fo:min-height="4.11cm"/>
    </style:style>
    <style:style style:name="pr12" style:family="presentation" style:parent-style-name="Default-outline1">
      <style:graphic-properties fo:min-height="6.407cm"/>
    </style:style>
    <style:style style:name="pr13" style:family="presentation" style:parent-style-name="Default-subtitle">
      <style:graphic-properties draw:fill-color="#ffffff" fo:min-height="16.942cm"/>
    </style:style>
    <style:style style:name="pr14" style:family="presentation" style:parent-style-name="Default-subtitle">
      <style:graphic-properties draw:fill-color="#ffffff" draw:auto-grow-height="true" fo:min-height="16.942cm"/>
    </style:style>
    <style:style style:name="pr15" style:family="presentation" style:parent-style-name="Default-outline1">
      <style:graphic-properties fo:min-height="6.585cm"/>
    </style:style>
    <style:style style:name="pr16" style:family="presentation" style:parent-style-name="Default-outline1">
      <style:graphic-properties draw:auto-grow-height="true" fo:min-height="4.01cm"/>
    </style:style>
    <style:style style:name="pr17" style:family="presentation" style:parent-style-name="Default-outline1">
      <style:graphic-properties draw:auto-grow-height="true" fo:min-height="8.055cm"/>
    </style:style>
    <style:style style:name="pr18" style:family="presentation" style:parent-style-name="Default-title">
      <style:graphic-properties fo:min-height="1.27cm"/>
    </style:style>
    <style:style style:name="pr19" style:family="presentation" style:parent-style-name="Default-outline1" style:list-style-name="L6">
      <style:graphic-properties draw:auto-grow-height="true" fo:min-height="13.435cm"/>
    </style:style>
    <style:style style:name="P1" style:family="paragraph">
      <style:paragraph-properties fo:margin-left="0cm" fo:margin-right="0cm" fo:line-height="150%" fo:text-align="end"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text-align="start" fo:text-indent="0cm"/>
    </style:style>
    <style:style style:name="P4" style:family="paragraph">
      <style:paragraph-properties fo:margin-left="0cm" fo:margin-right="0cm" fo:line-height="150%" fo:text-align="start" fo:text-indent="0cm"/>
      <style:text-properties fo:font-size="32pt" style:font-size-asian="32pt" style:font-size-complex="32pt"/>
    </style:style>
    <style:style style:name="P5" style:family="paragraph">
      <style:paragraph-properties fo:margin-left="0cm" fo:margin-right="0cm" fo:text-indent="0cm"/>
    </style:style>
    <style:style style:name="P6" style:family="paragraph">
      <style:text-properties fo:font-size="20pt"/>
    </style:style>
    <style:style style:name="P7" style:family="paragraph">
      <style:paragraph-properties fo:margin-left="0cm" fo:margin-right="0cm" fo:text-indent="0cm"/>
      <style:text-properties fo:font-family="'Liberation Sans'" style:font-style-name="Regular" style:font-family-generic="swiss" style:font-pitch="variable" fo:font-size="32pt" style:font-size-asian="32pt" style:font-size-complex="32pt"/>
    </style:style>
    <style:style style:name="P8" style:family="paragraph">
      <style:text-properties fo:font-size="32pt"/>
    </style:style>
    <style:style style:name="P9" style:family="paragraph">
      <style:paragraph-properties fo:text-align="center"/>
    </style:style>
    <style:style style:name="P10" style:family="paragraph">
      <style:paragraph-properties fo:text-align="center"/>
      <style:text-properties fo:font-family="'Liberation Sans'" style:font-family-generic="swiss" style:font-pitch="variable" fo:font-size="18pt"/>
    </style:style>
    <style:style style:name="P11" style:family="paragraph">
      <style:paragraph-properties fo:text-align="center"/>
      <style:text-properties fo:font-family="'Liberation Sans'" style:font-family-generic="swiss" style:font-pitch="variable" fo:font-size="22pt" style:font-size-asian="22pt" style:font-size-complex="22pt"/>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color="#ffffff" fo:font-family="'Liberation Sans'" style:font-family-generic="swiss" style:font-pitch="variable" fo:font-size="24pt" fo:font-weight="normal" style:font-size-asian="24pt" style:font-weight-asian="normal" style:font-size-complex="24pt" style:font-weight-complex="normal"/>
    </style:style>
    <style:style style:name="T4" style:family="text">
      <style:text-properties fo:color="#ffffff" fo:font-size="32pt" style:font-size-asian="32pt" style:font-size-complex="32pt"/>
    </style:style>
    <style:style style:name="T5" style:family="text">
      <style:text-properties fo:font-size="20pt"/>
    </style:style>
    <style:style style:name="T6" style:family="text">
      <style:text-properties fo:font-family="'Liberation Sans'" style:font-style-name="Regular" style:font-family-generic="swiss" style:font-pitch="variable" fo:font-size="32pt" style:font-size-asian="32pt" style:font-size-complex="32pt"/>
    </style:style>
    <style:style style:name="T7" style:family="text">
      <style:text-properties fo:font-size="32pt"/>
    </style:style>
    <style:style style:name="T8" style:family="text">
      <style:text-properties fo:font-family="'Courier 10 Pitch'" style:font-pitch="fixed" fo:font-size="24pt" style:font-size-asian="24pt" style:font-size-complex="24pt"/>
    </style:style>
    <style:style style:name="T9" style:family="text">
      <style:text-properties fo:font-family="'Liberation Sans'" style:font-family-generic="swiss" style:font-pitch="variable" fo:font-size="28pt" style:font-size-asian="28pt" style:font-size-complex="28pt"/>
    </style:style>
    <style:style style:name="T10" style:family="text">
      <style:text-properties fo:font-family="'Courier 10 Pitch'" style:font-pitch="fixed" fo:font-size="22pt" style:font-size-asian="22pt" style:font-size-complex="22pt"/>
    </style:style>
    <style:style style:name="T11" style:family="text">
      <style:text-properties fo:font-family="'Liberation Sans'" style:font-family-generic="swiss" style:font-pitch="variable" fo:font-size="18pt"/>
    </style:style>
    <style:style style:name="T12" style:family="text">
      <style:text-properties fo:font-family="'Liberation Sans'" style:font-family-generic="swiss" style:font-pitch="variable" fo:font-size="22pt" style:font-size-asian="22pt" style:font-size-complex="22pt"/>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5">
      <text:list-level-style-bullet text:level="1" text:bullet-char="●">
        <style:list-level-properties text:min-label-width="1.27cm"/>
        <style:text-properties fo:font-family="StarSymbol" style:font-charset="x-symbol" style:use-window-font-color="true" fo:font-size="45%"/>
      </text:list-level-style-bullet>
      <text:list-level-style-bullet text:level="2" text:bullet-char="●">
        <style:list-level-properties text:min-label-width="1.27cm"/>
        <style:text-properties fo:font-family="StarSymbol" style:font-charset="x-symbol" style:use-window-font-color="true" fo:font-size="45%"/>
      </text:list-level-style-bullet>
      <text:list-level-style-bullet text:level="3" text:bullet-char="●">
        <style:list-level-properties text:min-label-width="1.27cm"/>
        <style:text-properties fo:font-family="StarSymbol" style:font-charset="x-symbol" style:use-window-font-color="true" fo:font-size="45%"/>
      </text:list-level-style-bullet>
      <text:list-level-style-bullet text:level="4" text:bullet-char="●">
        <style:list-level-properties text:min-label-width="1.27cm"/>
        <style:text-properties fo:font-family="StarSymbol" style:font-charset="x-symbol" style:use-window-font-color="true" fo:font-size="45%"/>
      </text:list-level-style-bullet>
      <text:list-level-style-bullet text:level="5" text:bullet-char="●">
        <style:list-level-properties text:min-label-width="1.27cm"/>
        <style:text-properties fo:font-family="StarSymbol" style:font-charset="x-symbol" style:use-window-font-color="true" fo:font-size="45%"/>
      </text:list-level-style-bullet>
      <text:list-level-style-bullet text:level="6" text:bullet-char="●">
        <style:list-level-properties text:min-label-width="1.27cm"/>
        <style:text-properties fo:font-family="StarSymbol" style:font-charset="x-symbol" style:use-window-font-color="true" fo:font-size="45%"/>
      </text:list-level-style-bullet>
      <text:list-level-style-bullet text:level="7" text:bullet-char="●">
        <style:list-level-properties text:min-label-width="1.27cm"/>
        <style:text-properties fo:font-family="StarSymbol" style:font-charset="x-symbol" style:use-window-font-color="true" fo:font-size="45%"/>
      </text:list-level-style-bullet>
      <text:list-level-style-bullet text:level="8" text:bullet-char="●">
        <style:list-level-properties text:min-label-width="1.27cm"/>
        <style:text-properties fo:font-family="StarSymbol" style:font-charset="x-symbol" style:use-window-font-color="true" fo:font-size="45%"/>
      </text:list-level-style-bullet>
      <text:list-level-style-bullet text:level="9" text:bullet-char="●">
        <style:list-level-properties text:min-label-width="1.27cm"/>
        <style:text-properties fo:font-family="StarSymbol" style:font-charset="x-symbol" style:use-window-font-color="true" fo:font-size="45%"/>
      </text:list-level-style-bullet>
      <text:list-level-style-bullet text:level="10" text:bullet-char="●">
        <style:list-level-properties text:min-label-width="1.27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min-label-width="1.27cm"/>
        <style:text-properties style:use-window-font-color="true" fo:font-size="100%"/>
      </text:list-level-style-number>
      <text:list-level-style-number text:level="3" style:num-suffix=")" style:num-format="1">
        <style:list-level-properties text:min-label-width="1.27cm"/>
        <style:text-properties style:use-window-font-color="true" fo:font-size="100%"/>
      </text:list-level-style-number>
      <text:list-level-style-number text:level="4" style:num-suffix=")" style:num-format="1">
        <style:list-level-properties text:min-label-width="1.27cm"/>
        <style:text-properties style:use-window-font-color="true" fo:font-size="100%"/>
      </text:list-level-style-number>
      <text:list-level-style-number text:level="5" style:num-suffix=")" style:num-format="1">
        <style:list-level-properties text:min-label-width="1.27cm"/>
        <style:text-properties style:use-window-font-color="true" fo:font-size="100%"/>
      </text:list-level-style-number>
      <text:list-level-style-number text:level="6" style:num-suffix=")" style:num-format="1">
        <style:list-level-properties text:min-label-width="1.27cm"/>
        <style:text-properties style:use-window-font-color="true" fo:font-size="100%"/>
      </text:list-level-style-number>
      <text:list-level-style-number text:level="7" style:num-suffix=")" style:num-format="1">
        <style:list-level-properties text:min-label-width="1.27cm"/>
        <style:text-properties style:use-window-font-color="true" fo:font-size="100%"/>
      </text:list-level-style-number>
      <text:list-level-style-number text:level="8" style:num-suffix=")" style:num-format="1">
        <style:list-level-properties text:min-label-width="1.27cm"/>
        <style:text-properties style:use-window-font-color="true" fo:font-size="100%"/>
      </text:list-level-style-number>
      <text:list-level-style-number text:level="9" style:num-suffix=")" style:num-format="1">
        <style:list-level-properties text:min-label-width="1.27cm"/>
        <style:text-properties style:use-window-font-color="true" fo:font-size="100%"/>
      </text:list-level-style-number>
      <text:list-level-style-number text:level="10" style:num-suffix=")" style:num-format="1">
        <style:list-level-properties text:min-label-width="1.27cm"/>
        <style:text-properties style:use-window-font-color="true" fo:font-size="100%"/>
      </text:list-level-style-number>
    </text:list-style>
  </office:automatic-styles>
  <office:body>
    <office:presentation>
      <draw:page draw:name="page1" draw:style-name="dp1" draw:master-page-name="Default_20_2" presentation:presentation-page-layout-name="AL1T1">
        <office:forms form:automatic-focus="false" form:apply-design-mode="false"/>
        <draw:frame draw:style-name="gr1" draw:text-style-name="P1" draw:layer="layout" svg:width="20.955cm" svg:height="3.725cm" svg:x="3.18cm" svg:y="5.038cm">
          <draw:text-box>
            <text:p text:style-name="P1"><text:span text:style-name="T1">All Plumbing Needs an API</text:span></text:p>
            <text:p text:style-name="P2"><text:span text:style-name="T2"/></text:p>
          </draw:text-box>
        </draw:frame>
        <draw:frame draw:style-name="gr2" draw:text-style-name="P4" draw:layer="layout" svg:width="20.182cm" svg:height="9.413cm" svg:x="3.313cm" svg:y="9.586cm">
          <draw:text-box>
            <text:p text:style-name="P2"><text:span text:style-name="T2">Andy Grover</text:span></text:p>
            <text:p text:style-name="P3"><text:span text:style-name="T2"><text:a xlink:href="mailto:agrover@redhat.com">agrover@redhat.com</text:a></text:span></text:p>
            <text:p text:style-name="P3"><text:span text:style-name="T2"/></text:p>
            <text:p><text:span text:style-name="T3">github.com/agrover</text:span></text:p>
            <text:p text:style-name="P3"><text:span text:style-name="T3">@groveronline</text:span></text:p>
            <text:p text:style-name="P3"><text:span text:style-name="T3">freenode, oftc irc: grover</text:span></text:p>
            <text:p text:style-name="P3"><text:span text:style-name="T2"/></text:p>
            <text:p text:style-name="P3"><text:span text:style-name="T4">August 29, 2012</text:span></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n the beginning, there was the command-line</text:p>
          </draw:text-box>
        </draw:frame>
        <draw:frame presentation:style-name="pr3" draw:text-style-name="P5" draw:layer="layout" svg:width="25.199cm" svg:height="13.435cm" svg:x="1.471cm" svg:y="4.145cm" presentation:class="outline" presentation:user-transformed="true">
          <draw:text-box>
            <text:list text:style-name="L2">
              <text:list-item>
                <text:p text:style-name="P5">Text streams, pipes, and text processing</text:p>
              </text:list-item>
              <text:list-item>
                <text:p text:style-name="P5">Sysadmins manage 1-10 machines</text:p>
              </text:list-item>
              <text:list-item>
                <text:p text:style-name="P5">Write scripts to automate repetitive work</text:p>
                <text:list>
                  <text:list-item>
                    <text:p>sed/awk -&gt; Perl -&gt; Python &amp; Ruby</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4" draw:layer="layout" svg:width="17.271cm" svg:height="12.572cm" svg:x="2.159cm" svg:y="13.271cm" presentation:class="notes">
            <draw:text-box>
              <text:p>Text streams are “a” universal interface. They're good for some things, but more structured data interchange formats like XML or JSON see use today.</text:p>
              <text:p>What about system calls and libc? Libraries are also fundamental UNIX concepts.</text:p>
            </draw:text-box>
          </draw:frame>
        </presentation:notes>
      </draw:page>
      <draw:page draw:name="page3" draw:style-name="dp1" draw:master-page-name="Default" presentation:presentation-page-layout-name="AL1T1">
        <office:forms form:automatic-focus="false" form:apply-design-mode="false"/>
        <draw:frame presentation:style-name="pr5" draw:layer="layout" svg:width="25.199cm" svg:height="3.173cm" svg:x="1.4cm" svg:y="0.637cm" presentation:class="title" presentation:user-transformed="true">
          <draw:text-box>
            <text:p>Today...</text:p>
          </draw:text-box>
        </draw:frame>
        <draw:frame presentation:style-name="pr6" draw:layer="layout" svg:width="25.199cm" svg:height="13.435cm" svg:x="1.471cm" svg:y="4.145cm" presentation:class="outline" presentation:user-transformed="true">
          <draw:text-box>
            <text:list text:style-name="L2">
              <text:list-item>
                <text:p>Virt &amp; Cloud increase machine:admin ratio</text:p>
                <text:list>
                  <text:list-item>
                    <text:p>now 100:1, 1000:1</text:p>
                  </text:list-item>
                </text:list>
              </text:list-item>
              <text:list-item>
                <text:p>From “sysadmin scripts” to “IT automation”</text:p>
              </text:list-item>
              <text:list-item>
                <text:p>Tools must evolve from “scriptable” to “automatable”</text:p>
              </text:list-item>
            </text:list>
          </draw:text-box>
        </draw:frame>
        <presentation:notes draw:style-name="dp2">
          <draw:page-thumbnail draw:style-name="gr3" draw:layer="layout" svg:width="13.968cm" svg:height="10.476cm" svg:x="3.81cm" svg:y="2.123cm" draw:page-number="3" presentation:class="page"/>
          <draw:frame presentation:style-name="pr4" draw:layer="layout" svg:width="17.271cm" svg:height="12.572cm" svg:x="2.159cm" svg:y="13.271cm" presentation:class="notes" presentation:user-transformed="true">
            <draw:text-box>
              <text:p>System administration has been significantly “upleveled” over time by squeezed IT departments seeking maximum productivity. Virtualization accelerated this.</text:p>
            </draw:text-box>
          </draw:frame>
        </presentation:notes>
      </draw:page>
      <draw:page draw:name="page4" draw:style-name="dp1" draw:master-page-name="Default" presentation:presentation-page-layout-name="AL2T3">
        <office:forms form:automatic-focus="false" form:apply-design-mode="false"/>
        <draw:frame presentation:style-name="pr7" draw:layer="layout" svg:width="25.27cm" svg:height="2.538cm" svg:x="1.4cm" svg:y="0.637cm" presentation:class="title" presentation:user-transformed="true">
          <draw:text-box>
            <text:p><text:tab/><text:tab/>Programs <text:tab/><text:tab/><text:tab/>vs<text:tab/><text:tab/><text:tab/> Scripts</text:p>
          </draw:text-box>
        </draw:frame>
        <draw:frame presentation:style-name="pr8" draw:layer="layout" svg:width="12.296cm" svg:height="8.728cm" svg:x="1.471cm" svg:y="6.945cm" presentation:class="outline" presentation:user-transformed="true">
          <draw:text-box>
            <text:list text:style-name="L2">
              <text:list-item>
                <text:p>Fast, small</text:p>
              </text:list-item>
              <text:list-item>
                <text:p>Compiled</text:p>
                <text:list>
                  <text:list-item>
                    <text:p>Not (usually) rebuilt or modified by admin</text:p>
                  </text:list-item>
                  <text:list-item>
                    <text:p>Configurable via cmdline opts or config file</text:p>
                  </text:list-item>
                </text:list>
              </text:list-item>
            </text:list>
          </draw:text-box>
        </draw:frame>
        <draw:frame presentation:style-name="pr6" draw:layer="layout" svg:width="12.296cm" svg:height="14.436cm" svg:x="14.382cm" svg:y="4.145cm" presentation:class="outline" presentation:user-transformed="true">
          <draw:text-box>
            <text:list text:style-name="L2">
              <text:list-item>
                <text:p>The sysadmin automates rote tasks</text:p>
              </text:list-item>
              <text:list-item>
                <text:p>Extremely specific to the environment</text:p>
                <text:list>
                  <text:list-item>
                    <text:p>hardcoding is ok</text:p>
                  </text:list-item>
                </text:list>
              </text:list-item>
              <text:list-item>
                <text:p>Gluing together or iterating</text:p>
              </text:list-item>
              <text:list-item>
                <text:p>Sysadmin knows the environment</text:p>
              </text:list-item>
              <text:list-item>
                <text:p>Sysadmin around to fix errors</text:p>
              </text:list-item>
            </text:list>
          </draw:text-box>
        </draw:frame>
        <presentation:notes draw:style-name="dp2">
          <draw:page-thumbnail draw:style-name="gr3" draw:layer="layout" svg:width="13.968cm" svg:height="10.476cm" svg:x="3.81cm" svg:y="2.123cm" draw:page-number="4" presentation:class="page"/>
          <draw:frame presentation:style-name="pr4" draw:text-style-name="P6" draw:layer="layout" svg:width="17.271cm" svg:height="12.572cm" svg:x="2.159cm" svg:y="13.271cm" presentation:class="notes">
            <draw:text-box>
              <text:p><text:span text:style-name="T5">Let's draw a comparison between 'programs' and scripts.</text:span></text:p>
            </draw:text-box>
          </draw:frame>
        </presentation:notes>
      </draw:page>
      <draw:page draw:name="page5" draw:style-name="dp1" draw:master-page-name="Default" presentation:presentation-page-layout-name="AL3T32">
        <office:forms form:automatic-focus="false" form:apply-design-mode="false"/>
        <draw:frame presentation:style-name="pr5" draw:layer="layout" svg:width="25.199cm" svg:height="3.173cm" svg:x="1.4cm" svg:y="0.637cm" presentation:class="title" presentation:placeholder="true" presentation:user-transformed="true">
          <draw:text-box/>
        </draw:frame>
        <draw:frame presentation:style-name="pr9" draw:text-style-name="P7" draw:layer="layout" svg:width="25.199cm" svg:height="11.864cm" svg:x="1.4cm" svg:y="4.515cm" presentation:class="subtitle" presentation:user-transformed="true">
          <draw:text-box>
            <text:list text:style-name="L4">
              <text:list-item>
                <text:p text:style-name="P5"><text:span text:style-name="T6">Dynamic languages like Python &amp; Ruby make it easy to start with a script, grow it into a reusable library, then into a framework</text:span></text:p>
              </text:list-item>
            </text:list>
          </draw:text-box>
        </draw:frame>
        <presentation:notes draw:style-name="dp2">
          <draw:page-thumbnail draw:style-name="gr3" draw:layer="layout" svg:width="13.968cm" svg:height="10.476cm" svg:x="3.81cm" svg:y="2.123cm" draw:page-number="5" presentation:class="page"/>
          <draw:frame presentation:style-name="pr4" draw:layer="layout" svg:width="17.271cm" svg:height="12.572cm" svg:x="2.159cm" svg:y="13.271cm" presentation:class="notes">
            <draw:text-box>
              <text:p>This is great, but it is also dangerous if the program-that-used-to-be-a-script continues to be written like a script.</text:p>
            </draw:text-box>
          </draw:frame>
        </presentation:notes>
      </draw:page>
      <draw:page draw:name="page6" draw:style-name="dp1" draw:master-page-name="Default" presentation:presentation-page-layout-name="AL3T32">
        <office:forms form:automatic-focus="false" form:apply-design-mode="false"/>
        <draw:frame presentation:style-name="pr5" draw:layer="layout" svg:width="25.199cm" svg:height="3.173cm" svg:x="1.4cm" svg:y="0.637cm" presentation:class="title" presentation:placeholder="true" presentation:user-transformed="true">
          <draw:text-box/>
        </draw:frame>
        <draw:frame presentation:style-name="pr10" draw:text-style-name="P7" draw:layer="layout" svg:width="25.199cm" svg:height="11.864cm" svg:x="1.4cm" svg:y="4.515cm" presentation:class="subtitle" presentation:user-transformed="true">
          <draw:text-box>
            <text:list text:style-name="L4">
              <text:list-item>
                <text:p text:style-name="P5"><text:span text:style-name="T6">Even though it may be written in a “scripting” language, it should now be considered a “program”</text:span></text:p>
              </text:list-item>
            </text:list>
          </draw:text-box>
        </draw:frame>
        <presentation:notes draw:style-name="dp2">
          <draw:page-thumbnail draw:style-name="gr3" draw:layer="layout" svg:width="13.968cm" svg:height="10.476cm" svg:x="3.81cm" svg:y="2.123cm" draw:page-number="6" presentation:class="page"/>
          <draw:frame presentation:style-name="pr4" draw:layer="layout" svg:width="17.271cm" svg:height="12.572cm" svg:x="2.159cm" svg:y="13.271cm" presentation:class="notes">
            <draw:text-box>
              <text:p>There's so much Python on my box that is system programs. I'm not supposed to modify it. It might as well be written in C.</text:p>
              <text:p>In fact, sometimes these get rewritten in C, like the RPM package manager. It started out in Perl and was rewritten in C. Or, yum gaining a C-based depsolver in Fedora 18.</text:p>
              <text:p>If the user didn't write it, and isn't supposed to modify it, it's a PROGRAM not a SCRIPT</text:p>
            </draw:text-box>
          </draw:frame>
        </presentation:notes>
      </draw:page>
      <draw:page draw:name="page7" draw:style-name="dp1" draw:master-page-name="Default" presentation:presentation-page-layout-name="AL4T18">
        <office:forms form:automatic-focus="false" form:apply-design-mode="false"/>
        <draw:frame presentation:style-name="pr2" draw:layer="layout" svg:width="25.199cm" svg:height="3.173cm" svg:x="1.4cm" svg:y="0.637cm" presentation:class="title">
          <draw:text-box>
            <text:p>Programs written like scripts!!!</text:p>
          </draw:text-box>
        </draw:frame>
        <draw:frame presentation:style-name="pr11" draw:layer="layout" svg:width="25.199cm" svg:height="4.11cm" svg:x="1.471cm" svg:y="4.145cm" presentation:class="outline" presentation:user-transformed="true">
          <draw:text-box>
            <text:list text:style-name="L2">
              <text:list-item>
                <text:p>Programs that call system() or subprocess()</text:p>
              </text:list-item>
              <text:list-item>
                <text:p>Huge wrapper libraries around building cmdlines, parsing cmdline, regexps, and handling errors</text:p>
              </text:list-item>
            </text:list>
          </draw:text-box>
        </draw:frame>
        <draw:frame presentation:style-name="pr12" draw:layer="layout" svg:width="12.296cm" svg:height="6.407cm" svg:x="14.382cm" svg:y="10.061cm" presentation:class="outline" presentation:user-transformed="true">
          <draw:text-box>
            <text:list text:style-name="L2">
              <text:list-item>
                <text:p>libvirt</text:p>
              </text:list-item>
              <text:list-item>
                <text:p>tgtd</text:p>
              </text:list-item>
              <text:list-item>
                <text:p>Anaconda</text:p>
              </text:list-item>
            </text:list>
          </draw:text-box>
        </draw:frame>
        <draw:frame presentation:style-name="pr12" draw:layer="layout" svg:width="12.296cm" svg:height="6.407cm" svg:x="1.471cm" svg:y="10.061cm" presentation:class="outline" presentation:user-transformed="true">
          <draw:text-box>
            <text:list text:style-name="L2">
              <text:list-item>
                <text:p>oVirt-vdsm</text:p>
              </text:list-item>
              <text:list-item>
                <text:p>OpenStack Nova</text:p>
              </text:list-item>
              <text:list-item>
                <text:p>udisks2</text:p>
              </text:list-item>
              <text:list-item>
                <text:p>ssm</text:p>
              </text:list-item>
            </text:list>
          </draw:text-box>
        </draw:frame>
        <presentation:notes draw:style-name="dp2">
          <draw:page-thumbnail draw:style-name="gr3" draw:layer="layout" svg:width="13.968cm" svg:height="10.476cm" svg:x="3.81cm" svg:y="2.123cm" draw:page-number="7" presentation:class="page"/>
          <draw:frame presentation:style-name="pr4" draw:text-style-name="P6" draw:layer="layout" svg:width="17.271cm" svg:height="12.572cm" svg:x="2.159cm" svg:y="13.271cm" presentation:class="notes">
            <draw:text-box>
              <text:p><text:span text:style-name="T5">These are a bunch I looked at. They're all pretty storage-oriented because that's my area, but I'm sure there are more examples out there. Cloud seems to really be susceptible to this, since it seems to want to add a remote API onto many local configuration options.</text:span></text:p>
            </draw:text-box>
          </draw:frame>
        </presentation:notes>
      </draw:page>
      <draw:page draw:name="page8" draw:style-name="dp1" draw:master-page-name="Default" presentation:presentation-page-layout-name="AL3T32">
        <office:forms form:automatic-focus="false" form:apply-design-mode="false"/>
        <draw:frame presentation:style-name="pr13" draw:layer="layout" svg:width="25.199cm" svg:height="16.942cm" svg:x="1.4cm" svg:y="0.637cm" presentation:class="subtitle">
          <draw:text-box>
            <text:p>A program calling command line tools is the moral equivalent of web scraping</text:p>
          </draw:text-box>
        </draw:frame>
        <presentation:notes draw:style-name="dp2">
          <draw:page-thumbnail draw:style-name="gr3" draw:layer="layout" svg:width="13.968cm" svg:height="10.476cm" svg:x="3.81cm" svg:y="2.123cm" draw:page-number="8" presentation:class="page"/>
          <draw:frame presentation:style-name="pr4" draw:layer="layout" svg:width="17.271cm" svg:height="12.572cm" svg:x="2.159cm" svg:y="13.271cm" presentation:class="notes">
            <draw:text-box>
              <text:p>It's fast, and does always kind-of work, but everything would be a little less messy if you used an interface meant for programs, like a library or web API, respectively.</text:p>
              <text:p>You're using output meant for human consumption, and it's just not ideal for machines.</text:p>
            </draw:text-box>
          </draw:frame>
        </presentation:notes>
      </draw:page>
      <draw:page draw:name="page9" draw:style-name="dp1" draw:master-page-name="Default" presentation:presentation-page-layout-name="AL3T32">
        <office:forms form:automatic-focus="false" form:apply-design-mode="false"/>
        <draw:frame presentation:style-name="pr13" draw:text-style-name="P8" draw:layer="layout" svg:width="25.199cm" svg:height="16.942cm" svg:x="1.401cm" svg:y="2.029cm" presentation:class="subtitle" presentation:user-transformed="true">
          <draw:text-box>
            <text:p><text:span text:style-name="T7">Why we should fix this:</text:span></text:p>
          </draw:text-box>
        </draw:frame>
        <presentation:notes draw:style-name="dp2">
          <draw:page-thumbnail draw:style-name="gr3"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Default" presentation:presentation-page-layout-name="AL3T32">
        <office:forms form:automatic-focus="false" form:apply-design-mode="false"/>
        <draw:frame presentation:style-name="pr14" draw:text-style-name="P5" draw:layer="layout" svg:width="25.199cm" svg:height="16.942cm" svg:x="1.4cm" svg:y="2.029cm" presentation:class="subtitle" presentation:user-transformed="true">
          <draw:text-box>
            <text:p text:style-name="P5">Extra new process and subshell</text:p>
          </draw:text-box>
        </draw:frame>
        <presentation:notes draw:style-name="dp2">
          <draw:page-thumbnail draw:style-name="gr3" draw:layer="layout" svg:width="13.968cm" svg:height="10.476cm" svg:x="3.81cm" svg:y="2.123cm" draw:page-number="10" presentation:class="page"/>
          <draw:frame presentation:style-name="pr4" draw:layer="layout" svg:width="17.271cm" svg:height="12.572cm" svg:x="2.159cm" svg:y="13.271cm" presentation:class="notes" presentation:user-transformed="true">
            <draw:text-box>
              <text:p>Of course Linux has super-fast fork/exec, but why do it if you don't have to?</text:p>
              <text:p>Github reported a 2-100x speedup when switching their git wrapper (grit) from subshelling git to native datatype support</text:p>
              <text:p>(http://zachholman.com/talk/how-to-build-a-github)</text:p>
            </draw:text-box>
          </draw:frame>
        </presentation:notes>
      </draw:page>
      <draw:page draw:name="page11" draw:style-name="dp1" draw:master-page-name="Default" presentation:presentation-page-layout-name="AL1T1">
        <office:forms form:automatic-focus="false" form:apply-design-mode="false"/>
        <draw:custom-shape draw:style-name="gr4" draw:text-style-name="P9" draw:layer="layout" svg:width="15.875cm" svg:height="4.242cm" svg:x="3.45cm" svg:y="9.98cm">
          <text:p/>
          <draw:enhanced-geometry svg:viewBox="0 0 21600 21600" draw:type="rectangle" draw:enhanced-path="M 0 0 L 21600 0 21600 21600 0 21600 0 0 Z N"/>
        </draw:custom-shape>
        <draw:custom-shape draw:style-name="gr4" draw:text-style-name="P9" draw:layer="layout" svg:width="23.671cm" svg:height="1.482cm" svg:x="2.244cm" svg:y="7.058cm">
          <text:p/>
          <draw:enhanced-geometry svg:viewBox="0 0 21600 21600" draw:type="rectangle" draw:enhanced-path="M 0 0 L 21600 0 21600 21600 0 21600 0 0 Z N"/>
        </draw:custom-shape>
        <draw:frame presentation:style-name="pr15" draw:layer="layout" svg:width="25.199cm" svg:height="9.094cm" svg:x="1.471cm" svg:y="7.244cm" presentation:class="outline" presentation:user-transformed="true">
          <draw:text-box>
            <text:list text:style-name="L2">
              <text:list-header>
                <text:p><text:span text:style-name="T8">_execute('kill', '-9', pid, run_as_root=True)</text:span></text:p>
                <text:list>
                  <text:list-item>
                    <text:p><text:span text:style-name="T9">Should be using stdlib functions:</text:span></text:p>
                    <text:p><text:span text:style-name="T8">import os</text:span></text:p>
                    <text:p><text:span text:style-name="T8">import signal</text:span></text:p>
                    <text:p><text:span text:style-name="T8">os.kill(pid, signal.SIGKILL)</text:span></text:p>
                  </text:list-item>
                </text:list>
                <text:p><text:span text:style-name="T8"><text:line-break/></text:span><text:span text:style-name="T8"/></text:p>
              </text:list-header>
            </text:list>
          </draw:text-box>
        </draw:frame>
        <draw:frame presentation:style-name="pr2" draw:layer="layout" svg:width="25.199cm" svg:height="3.173cm" svg:x="1.401cm" svg:y="0.638cm" presentation:class="title" presentation:user-transformed="true">
          <draw:text-box>
            <text:p>Example 1</text:p>
          </draw:text-box>
        </draw:frame>
        <presentation:notes draw:style-name="dp2">
          <draw:page-thumbnail draw:style-name="gr3" draw:layer="layout" svg:width="13.968cm" svg:height="10.476cm" svg:x="3.81cm" svg:y="2.123cm" draw:page-number="11" presentation:class="page"/>
          <draw:frame presentation:style-name="pr4" draw:text-style-name="P6" draw:layer="layout" svg:width="17.271cm" svg:height="12.572cm" svg:x="2.159cm" svg:y="13.271cm" presentation:class="notes">
            <draw:text-box>
              <text:p><text:span text:style-name="T5">First, apps need to make sure they are using the libraries that ALREADY exist.</text:span></text:p>
              <text:p><text:span text:style-name="T5"/></text:p>
              <text:p><text:span text:style-name="T5">grep?? Languages have regexp support these days.</text:span></text:p>
            </draw:text-box>
          </draw:frame>
        </presentation:notes>
      </draw:page>
      <draw:page draw:name="page12" draw:style-name="dp1" draw:master-page-name="Default" presentation:presentation-page-layout-name="AL3T32">
        <office:forms form:automatic-focus="false" form:apply-design-mode="false"/>
        <draw:frame presentation:style-name="pr13" draw:text-style-name="P8" draw:layer="layout" svg:width="25.199cm" svg:height="16.942cm" svg:x="1.401cm" svg:y="2.029cm" presentation:class="subtitle" presentation:user-transformed="true">
          <draw:text-box>
            <text:p><text:span text:style-name="T7">Easy to ignore exit code &amp; stderr messages</text:span></text:p>
          </draw:text-box>
        </draw:frame>
        <presentation:notes draw:style-name="dp2">
          <draw:page-thumbnail draw:style-name="gr3" draw:layer="layout" svg:width="13.968cm" svg:height="10.476cm" svg:x="3.81cm" svg:y="2.123cm" draw:page-number="12" presentation:class="page"/>
          <draw:frame presentation:style-name="pr4" draw:text-style-name="P6" draw:layer="layout" svg:width="17.271cm" svg:height="12.572cm" svg:x="2.159cm" svg:y="13.271cm" presentation:class="notes">
            <draw:text-box>
              <text:p><text:span text:style-name="T5">Command-line programs emit fewer exit codes than libraries set errno values, or throw exceptions. You get basically “it worked” or “failure”, with a reason for failure emitted to stderr! This is meant for humans to consume, not to be reliably parsed by other programs.</text:span></text:p>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xample 2</text:p>
          </draw:text-box>
        </draw:frame>
        <draw:custom-shape draw:style-name="gr4" draw:text-style-name="P9" draw:layer="layout" svg:width="24.408cm" svg:height="2.804cm" svg:x="1.292cm" svg:y="8.61cm">
          <text:p/>
          <draw:enhanced-geometry svg:viewBox="0 0 21600 21600" draw:type="rectangle" draw:enhanced-path="M 0 0 L 21600 0 21600 21600 0 21600 0 0 Z N"/>
        </draw:custom-shape>
        <draw:frame presentation:style-name="pr16" draw:layer="layout" svg:width="25.199cm" svg:height="4.01cm" svg:x="1.471cm" svg:y="8.945cm" presentation:class="outline" presentation:user-transformed="true">
          <draw:text-box>
            <text:p><text:span text:style-name="T10">cmd = ('lvcreate', '-L', '%db' % size, '-n', lv, vg)</text:span></text:p>
            <text:p><text:span text:style-name="T10">execute(*cmd, run_as_root=True, attempts=3)</text:span></text:p>
            <text:list text:style-name="L2">
              <text:list-header>
                <text:p/>
              </text:list-header>
            </text:list>
          </draw:text-box>
        </draw:frame>
        <draw:custom-shape draw:style-name="gr5" draw:text-style-name="P9" xml:id="id1" draw:id="id1" draw:layer="layout" svg:width="8.255cm" svg:height="2.54cm" svg:x="14.60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3.968cm" svg:height="10.476cm" svg:x="3.81cm" svg:y="2.123cm" draw:page-number="13" presentation:class="page"/>
          <draw:frame presentation:style-name="pr4" draw:text-style-name="P6" draw:layer="layout" svg:width="17.271cm" svg:height="12.572cm" svg:x="2.159cm" svg:y="13.271cm" presentation:class="notes">
            <draw:text-box>
              <text:p><text:span text:style-name="T5">Doesn't work? Let's just try it a few more times!</text:span></text:p>
            </draw:text-box>
          </draw:frame>
        </presentation:notes>
      </draw:page>
      <draw:page draw:name="page14" draw:style-name="dp1" draw:master-page-name="Default" presentation:presentation-page-layout-name="AL3T32">
        <office:forms form:automatic-focus="false" form:apply-design-mode="false"/>
        <draw:frame presentation:style-name="pr13" draw:layer="layout" svg:width="25.199cm" svg:height="16.942cm" svg:x="1.4cm" svg:y="2.029cm" presentation:class="subtitle" presentation:user-transformed="true">
          <draw:text-box>
            <text:p>Constructing the command-line and parsing the result</text:p>
          </draw:text-box>
        </draw:frame>
        <presentation:notes draw:style-name="dp2">
          <draw:page-thumbnail draw:style-name="gr3" draw:layer="layout" svg:width="13.968cm" svg:height="10.476cm" svg:x="3.81cm" svg:y="2.123cm" draw:page-number="14" presentation:class="page"/>
          <draw:frame presentation:style-name="pr4" draw:layer="layout" svg:width="17.271cm" svg:height="12.572cm" svg:x="2.159cm" svg:y="13.271cm" presentation:class="notes">
            <draw:text-box>
              <text:p>You've got to build the command-line, adding in the variable bits you need. Kind of a pain.</text:p>
              <text:p>Then on the output side, you have to parse the output (which was designed to be easily human-readable, usually). This is if there are no errors.</text:p>
              <text:p>If there are errors good luck.</text:p>
              <text:p>I would also argue the work that developers put into adding delimiter options or “machine-readable” or XML output to their cmdline tools would be better spent making it a library.</text:p>
            </draw:text-box>
          </draw:frame>
        </presentation:notes>
      </draw:page>
      <draw:page draw:name="page15" draw:style-name="dp1" draw:master-page-name="Default" presentation:presentation-page-layout-name="AL1T1">
        <office:forms form:automatic-focus="false" form:apply-design-mode="false"/>
        <draw:custom-shape draw:style-name="gr4" draw:text-style-name="P9" draw:layer="layout" svg:width="24.795cm" svg:height="2.567cm" svg:x="1.426cm" svg:y="9.217cm">
          <text:p/>
          <draw:enhanced-geometry svg:viewBox="0 0 21600 21600" draw:type="rectangle" draw:enhanced-path="M 0 0 L 21600 0 21600 21600 0 21600 0 0 Z N"/>
        </draw:custom-shape>
        <draw:frame presentation:style-name="pr17" draw:text-style-name="P5" draw:layer="layout" svg:width="25.199cm" svg:height="8.055cm" svg:x="1.471cm" svg:y="9.525cm" presentation:class="outline" presentation:user-transformed="true">
          <draw:text-box>
            <text:p text:style-name="P5"><text:span text:style-name="T8">out, _err = _execute('cat', '/proc/%d/cmdline' % pid, check_exit_code=False)</text:span></text:p>
          </draw:text-box>
        </draw:frame>
        <draw:frame presentation:style-name="pr5" draw:layer="layout" svg:width="25.199cm" svg:height="3.173cm" svg:x="1.4cm" svg:y="0.637cm" presentation:class="title">
          <draw:text-box>
            <text:p>Example 3</text:p>
          </draw:text-box>
        </draw:frame>
        <presentation:notes draw:style-name="dp2">
          <draw:page-thumbnail draw:style-name="gr3" draw:layer="layout" svg:width="13.968cm" svg:height="10.476cm" svg:x="3.81cm" svg:y="2.123cm" draw:page-number="15" presentation:class="page"/>
          <draw:frame presentation:style-name="pr4" draw:text-style-name="P6" draw:layer="layout" svg:width="17.271cm" svg:height="12.572cm" svg:x="2.159cm" svg:y="13.271cm" presentation:class="notes">
            <draw:text-box>
              <text:p><text:span text:style-name="T5">We fork/exec in order to read a file. Really?</text:span></text:p>
            </draw:text-box>
          </draw:frame>
        </presentation:notes>
      </draw:page>
      <draw:page draw:name="page16" draw:style-name="dp1" draw:master-page-name="Default" presentation:presentation-page-layout-name="AL3T32">
        <office:forms form:automatic-focus="false" form:apply-design-mode="false"/>
        <draw:frame presentation:style-name="pr13" draw:text-style-name="P8" draw:layer="layout" svg:width="25.199cm" svg:height="16.942cm" svg:x="1.4cm" svg:y="2.029cm" presentation:class="subtitle" presentation:user-transformed="true">
          <draw:text-box>
            <text:p><text:span text:style-name="T7">Hidden dependencies are not expressed in package manager</text:span></text:p>
          </draw:text-box>
        </draw:frame>
        <presentation:notes draw:style-name="dp2">
          <draw:page-thumbnail draw:style-name="gr3" draw:layer="layout" svg:width="13.968cm" svg:height="10.476cm" svg:x="3.81cm" svg:y="2.123cm" draw:page-number="16" presentation:class="page"/>
          <draw:frame presentation:style-name="pr4" draw:text-style-name="P6" draw:layer="layout" svg:width="17.271cm" svg:height="12.572cm" svg:x="2.159cm" svg:y="13.271cm" presentation:class="notes">
            <draw:text-box>
              <text:p><text:span text:style-name="T5">When you use a library, it's pretty obvious – you 'import' something in Python, you include headers and link against something in C. Package managers need to know dependencies and they can automatically pick up on what libraries a binary needs, even.</text:span></text:p>
              <text:p><text:span text:style-name="T5">When you execute another program, that program's name is just a string in your program. You need to manually ensure that program is listed as a dependency for your code. If someone else packages your code, how are they supposed to know?</text:span></text:p>
            </draw:text-box>
          </draw:frame>
        </presentation:notes>
      </draw:page>
      <draw:page draw:name="page17" draw:style-name="dp1" draw:master-page-name="Default" presentation:presentation-page-layout-name="AL3T32">
        <office:forms form:automatic-focus="false" form:apply-design-mode="false"/>
        <draw:frame presentation:style-name="pr13" draw:text-style-name="P8" draw:layer="layout" svg:width="25.199cm" svg:height="16.942cm" svg:x="1.4cm" svg:y="2.029cm" presentation:class="subtitle" presentation:user-transformed="true">
          <draw:text-box>
            <text:p><text:span text:style-name="T7">Command-line executables must be present even when embedded platform</text:span></text:p>
          </draw:text-box>
        </draw:frame>
        <presentation:notes draw:style-name="dp2">
          <draw:page-thumbnail draw:style-name="gr3" draw:layer="layout" svg:width="13.968cm" svg:height="10.476cm" svg:x="3.81cm" svg:y="2.123cm" draw:page-number="17" presentation:class="page"/>
          <draw:frame presentation:style-name="pr4" draw:text-style-name="P6" draw:layer="layout" svg:width="17.271cm" svg:height="12.572cm" svg:x="2.159cm" svg:y="13.271cm" presentation:class="notes" presentation:user-transformed="true">
            <draw:text-box>
              <text:p>Bit of a reach, but imagine a space-constrained platform. If there's just one program on there using the library, you don't need the CLI code at all.</text:p>
            </draw:text-box>
          </draw:frame>
        </presentation:notes>
      </draw:page>
      <draw:page draw:name="page18" draw:style-name="dp1" draw:master-page-name="Default" presentation:presentation-page-layout-name="AL3T32">
        <office:forms form:automatic-focus="false" form:apply-design-mode="false"/>
        <draw:frame presentation:style-name="pr13" draw:text-style-name="P8" draw:layer="layout" svg:width="25.199cm" svg:height="16.942cm" svg:x="1.4cm" svg:y="0.637cm" presentation:class="subtitle" presentation:user-transformed="true">
          <draw:text-box>
            <text:p><text:span text:style-name="T7">Different platforms may have different command-line option flags</text:span></text:p>
          </draw:text-box>
        </draw:frame>
        <presentation:notes draw:style-name="dp2">
          <draw:page-thumbnail draw:style-name="gr3" draw:layer="layout" svg:width="13.968cm" svg:height="10.476cm" svg:x="3.81cm" svg:y="2.123cm" draw:page-number="18" presentation:class="page"/>
          <draw:frame presentation:style-name="pr4" draw:text-style-name="P6" draw:layer="layout" svg:width="17.271cm" svg:height="12.572cm" svg:x="2.159cm" svg:y="13.271cm" presentation:class="notes">
            <draw:text-box>
              <text:p><text:span text:style-name="T5">Somebody told me all the world is not Linux, so this is a theoretical danger if you care about them. Your program might behave differently if it relies on executing a program that may have different option flags on another OS.</text:span></text:p>
              <text:p><text:span text:style-name="T5">This is a runtime error that only testing on that OS would catch.</text:span></text:p>
              <text:p><text:span text:style-name="T5">If you have a library, it is going to insulate you from platform differences, and at least with statically typed languages, if something is different you will get a build error, which is preferable.</text:span></text:p>
            </draw:text-box>
          </draw:frame>
        </presentation:notes>
      </draw:page>
      <draw:page draw:name="page19" draw:style-name="dp1" draw:master-page-name="Default" presentation:presentation-page-layout-name="AL1T1">
        <office:forms form:automatic-focus="false" form:apply-design-mode="false"/>
        <draw:frame presentation:style-name="pr5" draw:layer="layout" svg:width="25.199cm" svg:height="3.173cm" svg:x="1.4cm" svg:y="0.637cm" presentation:class="title" presentation:user-transformed="true">
          <draw:text-box>
            <text:p>Security?</text:p>
          </draw:text-box>
        </draw:frame>
        <draw:frame presentation:style-name="pr6" draw:layer="layout" svg:width="25.199cm" svg:height="13.435cm" svg:x="1.471cm" svg:y="4.145cm" presentation:class="outline" presentation:user-transformed="true">
          <draw:text-box>
            <text:list text:style-name="L2">
              <text:list-item>
                <text:p>Calling set[gu]id binaries</text:p>
              </text:list-item>
              <text:list-item>
                <text:p>Command-line injection opportunities</text:p>
              </text:list-item>
              <text:list-item>
                <text:p>No installed cmdline = less security surface</text:p>
              </text:list-item>
            </text:list>
          </draw:text-box>
        </draw:frame>
        <presentation:notes draw:style-name="dp2">
          <draw:page-thumbnail draw:style-name="gr3" draw:layer="layout" svg:width="13.968cm" svg:height="10.476cm" svg:x="3.81cm" svg:y="2.123cm" draw:page-number="19" presentation:class="page"/>
          <draw:frame presentation:style-name="pr4" draw:layer="layout" svg:width="17.271cm" svg:height="12.572cm" svg:x="2.159cm" svg:y="13.271cm" presentation:class="notes">
            <draw:text-box>
              <text:p>I'm not a security guy, but here are some possible things to think about.</text:p>
            </draw:text-box>
          </draw:frame>
        </presentation:notes>
      </draw:page>
      <draw:page draw:name="page20" draw:style-name="dp1" draw:master-page-name="Default" presentation:presentation-page-layout-name="AL3T32">
        <office:forms form:automatic-focus="false" form:apply-design-mode="false"/>
        <draw:frame presentation:style-name="pr14" draw:layer="layout" svg:width="25.199cm" svg:height="16.942cm" svg:x="1.4cm" svg:y="0.637cm" presentation:class="subtitle" presentation:user-transformed="true">
          <draw:text-box>
            <text:p>How to “libify” your code:</text:p>
          </draw:text-box>
        </draw:frame>
        <presentation:notes draw:style-name="dp2">
          <draw:page-thumbnail draw:style-name="gr3"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5T19">
        <office:forms form:automatic-focus="false" form:apply-design-mode="false"/>
        <draw:frame presentation:style-name="pr5" draw:layer="layout" svg:width="25.199cm" svg:height="3.173cm" svg:x="1.4cm" svg:y="0.637cm" presentation:class="title" presentation:user-transformed="true">
          <draw:text-box>
            <text:p>Starting with this...</text:p>
          </draw:text-box>
        </draw:frame>
        <draw:g>
          <draw:custom-shape draw:style-name="gr6" draw:text-style-name="P10" draw:layer="layout" svg:width="4.559cm" svg:height="1.853cm" svg:x="11.745cm" svg:y="15.484cm">
            <text:p text:style-name="P9"><text:span text:style-name="T11">kernel</text:span></text:p>
            <draw:enhanced-geometry svg:viewBox="0 0 21600 21600" draw:type="rectangle" draw:enhanced-path="M 0 0 L 21600 0 21600 21600 0 21600 0 0 Z N"/>
          </draw:custom-shape>
          <draw:custom-shape draw:style-name="gr6" draw:text-style-name="P10" draw:layer="layout" svg:width="4.56cm" svg:height="1.854cm" svg:x="11.715cm" svg:y="13.1cm">
            <text:p text:style-name="P9"><text:span text:style-name="T11">cmdline tool</text:span></text:p>
            <draw:enhanced-geometry svg:viewBox="0 0 21600 21600" draw:mirror-horizontal="false" draw:mirror-vertical="false" draw:type="rectangle" draw:enhanced-path="M 0 0 L 21600 0 21600 21600 0 21600 0 0 Z N"/>
          </draw:custom-shape>
          <draw:line draw:style-name="gr7" draw:text-style-name="P9" draw:layer="layout" svg:x1="10.629cm" svg:y1="15.218cm" svg:x2="17.871cm" svg:y2="15.218cm">
            <text:p/>
          </draw:line>
          <draw:custom-shape draw:style-name="gr8" draw:text-style-name="P10" draw:layer="layout" svg:width="4.56cm" svg:height="1.853cm" svg:x="8.967cm" svg:y="8.971cm">
            <text:p text:style-name="P9"><text:span text:style-name="T11">subprocess</text:span></text:p>
            <draw:enhanced-geometry svg:viewBox="0 0 21600 21600" draw:type="rectangle" draw:enhanced-path="M 0 0 L 21600 0 21600 21600 0 21600 0 0 Z N"/>
          </draw:custom-shape>
          <draw:custom-shape draw:style-name="gr9" draw:text-style-name="P10" draw:layer="layout" svg:width="4.56cm" svg:height="1.852cm" svg:x="8.967cm" svg:y="4.789cm">
            <text:p text:style-name="P9"><text:span text:style-name="T11">Calling app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569cm" svg:height="1.266cm" svg:x="12.216cm" svg:y="11.191cm">
            <text:p/>
            <draw:enhanced-geometry svg:viewBox="0 0 21600 21600" draw:mirror-horizontal="tru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9" draw:layer="layout" svg:width="0.568cm" svg:height="1.266cm" svg:x="10.786cm" svg:y="7.008cm">
            <text:p/>
            <draw:enhanced-geometry svg:viewBox="0 0 21600 21600" draw:mirror-horizontal="tru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0" draw:layer="layout" svg:width="4.561cm" svg:height="1.853cm" svg:x="14.566cm" svg:y="8.971cm">
            <text:p text:style-name="P9"><text:span text:style-name="T11">Sysadmin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569cm" svg:height="1.266cm" svg:x="15.113cm" svg:y="11.191cm">
            <text:p/>
            <draw:enhanced-geometry svg:viewBox="0 0 21600 21600" draw:mirror-horizontal="tru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3"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5T19">
        <office:forms form:automatic-focus="false" form:apply-design-mode="false"/>
        <draw:frame presentation:style-name="pr5" draw:layer="layout" svg:width="3.045cm" svg:height="3.173cm" svg:x="1.4cm" svg:y="0.637cm" presentation:class="title" presentation:user-transformed="true">
          <draw:text-box>
            <text:p>Add</text:p>
          </draw:text-box>
        </draw:frame>
        <draw:custom-shape draw:style-name="gr6" draw:text-style-name="P10" draw:layer="layout" svg:width="4.319cm" svg:height="1.756cm" svg:x="4.571cm" svg:y="15.084cm">
          <text:p text:style-name="P9"><text:span text:style-name="T11">kernel</text:span></text:p>
          <draw:enhanced-geometry svg:viewBox="0 0 21600 21600" draw:type="rectangle" draw:enhanced-path="M 0 0 L 21600 0 21600 21600 0 21600 0 0 Z N"/>
        </draw:custom-shape>
        <draw:custom-shape draw:style-name="gr6" draw:text-style-name="P10" draw:layer="layout" svg:width="4.317cm" svg:height="1.756cm" svg:x="2.073cm" svg:y="12.837cm">
          <text:p text:style-name="P9"><text:span text:style-name="T11">cmdline tool</text:span></text:p>
          <draw:enhanced-geometry svg:viewBox="0 0 21600 21600" draw:mirror-horizontal="false" draw:mirror-vertical="false" draw:type="rectangle" draw:enhanced-path="M 0 0 L 21600 0 21600 21600 0 21600 0 0 Z N"/>
        </draw:custom-shape>
        <draw:line draw:style-name="gr7" draw:text-style-name="P9" draw:layer="layout" svg:x1="3.302cm" svg:y1="14.835cm" svg:x2="10.16cm" svg:y2="14.835cm">
          <text:p/>
        </draw:line>
        <draw:custom-shape draw:style-name="gr9" draw:text-style-name="P10" draw:layer="layout" svg:width="4.317cm" svg:height="1.756cm" svg:x="7.113cm" svg:y="9.32cm">
          <text:p text:style-name="P9"><text:span text:style-name="T11">Calling app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537cm" svg:height="1.199cm" svg:x="8.986cm" svg:y="11.334cm">
          <text:p/>
          <draw:enhanced-geometry svg:viewBox="0 0 21600 21600" draw:mirror-horizontal="tru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0" draw:layer="layout" svg:width="4.319cm" svg:height="1.756cm" svg:x="7.025cm" svg:y="12.837cm">
          <text:p text:style-name="P9"><text:span text:style-name="T11">library</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4.445cm" svg:height="1.667cm" svg:x="1.905cm" svg:y="9.32cm">
          <text:p text:style-name="P9"><text:span text:style-name="T11">Sysadmin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537cm" svg:height="1.199cm" svg:x="3.891cm" svg:y="11.2cm">
          <text:p/>
          <draw:enhanced-geometry svg:viewBox="0 0 21600 21600" draw:mirror-horizontal="true" draw:text-areas="?f0 0 ?f2 ?f5" draw:type="down-arrow" draw:modifiers="17319.0789473684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0" draw:layer="layout" svg:width="4.722cm" svg:height="1.746cm" svg:x="18.155cm" svg:y="15.032cm">
          <text:p text:style-name="P9"><text:span text:style-name="T11">kernel</text:span></text:p>
          <draw:enhanced-geometry svg:viewBox="0 0 21600 21600" draw:type="rectangle" draw:enhanced-path="M 0 0 L 21600 0 21600 21600 0 21600 0 0 Z N"/>
        </draw:custom-shape>
        <draw:custom-shape draw:style-name="gr6" draw:text-style-name="P10" draw:layer="layout" svg:width="4.72cm" svg:height="1.746cm" svg:x="15.423cm" svg:y="9.508cm">
          <text:p text:style-name="P9"><text:span text:style-name="T11">cmdline tool</text:span></text:p>
          <draw:enhanced-geometry svg:viewBox="0 0 21600 21600" draw:mirror-horizontal="false" draw:mirror-vertical="false" draw:type="rectangle" draw:enhanced-path="M 0 0 L 21600 0 21600 21600 0 21600 0 0 Z N"/>
        </draw:custom-shape>
        <draw:line draw:style-name="gr7" draw:text-style-name="P9" draw:layer="layout" svg:x1="16.767cm" svg:y1="14.784cm" svg:x2="24.265cm" svg:y2="14.784cm">
          <text:p/>
        </draw:line>
        <draw:custom-shape draw:style-name="gr9" draw:text-style-name="P10" draw:layer="layout" svg:width="4.72cm" svg:height="1.746cm" svg:x="21.315cm" svg:y="9.508cm">
          <text:p text:style-name="P9"><text:span text:style-name="T11">Calling app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588cm" svg:height="1.192cm" svg:x="21.763cm" svg:y="11.338cm">
          <text:p/>
          <draw:enhanced-geometry svg:viewBox="0 0 21600 21600" draw:mirror-horizontal="true" draw:mirror-vertical="fals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0" draw:layer="layout" svg:width="4.722cm" svg:height="1.746cm" svg:x="18.234cm" svg:y="12.832cm">
          <text:p text:style-name="P9"><text:span text:style-name="T11">library</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4.86cm" svg:height="1.657cm" svg:x="15.24cm" svg:y="6.01cm">
          <text:p text:style-name="P9"><text:span text:style-name="T11">Sysadmin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588cm" svg:height="1.192cm" svg:x="17.429cm" svg:y="7.88cm">
          <text:p/>
          <draw:enhanced-geometry svg:viewBox="0 0 21600 21600" draw:mirror-horizontal="true" draw:text-areas="?f0 0 ?f2 ?f5" draw:type="down-arrow" draw:modifiers="17319.0789473684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9" draw:layer="layout" svg:width="0.588cm" svg:height="1.192cm" svg:x="18.893cm" svg:y="11.339cm">
          <text:p/>
          <draw:enhanced-geometry svg:viewBox="0 0 21600 21600" draw:mirror-horizontal="true" draw:mirror-vertical="fals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9" draw:layer="layout" svg:width="0.588cm" svg:height="1.192cm" svg:x="21.763cm" svg:y="11.339cm">
          <text:p/>
          <draw:enhanced-geometry svg:viewBox="0 0 21600 21600" draw:mirror-horizontal="true" draw:mirror-vertical="fals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1" draw:layer="layout" svg:width="4.2cm" svg:height="1.723cm" svg:x="4.055cm" svg:y="1.434cm">
          <text:p text:style-name="P9"><text:span text:style-name="T12">library</text:span></text:p>
          <draw:enhanced-geometry svg:viewBox="0 0 21600 21600" draw:mirror-horizontal="false" draw:mirror-vertical="false" draw:type="rectangle" draw:enhanced-path="M 0 0 L 21600 0 21600 21600 0 21600 0 0 Z N"/>
        </draw:custom-shape>
        <draw:frame presentation:style-name="pr5" draw:layer="layout" svg:width="4.834cm" svg:height="3.173cm" svg:x="8.501cm" svg:y="0.638cm" presentation:class="title" presentation:user-transformed="true">
          <draw:text-box>
            <text:p><text:s/>and get:</text:p>
          </draw:text-box>
        </draw:frame>
        <draw:frame presentation:style-name="pr18" draw:layer="layout" svg:width="3.045cm" svg:height="2.363cm" svg:x="12.23cm" svg:y="11.105cm" presentation:class="title" presentation:user-transformed="true">
          <draw:text-box>
            <text:p>or even</text:p>
          </draw:text-box>
        </draw:frame>
        <presentation:notes draw:style-name="dp2">
          <draw:page-thumbnail draw:style-name="gr3"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173cm" svg:x="1.4cm" svg:y="0.637cm" presentation:class="title" presentation:user-transformed="true">
          <draw:text-box>
            <text:p>Implementing the library</text:p>
          </draw:text-box>
        </draw:frame>
        <draw:frame presentation:style-name="pr6" draw:layer="layout" svg:width="25.199cm" svg:height="13.435cm" svg:x="1.471cm" svg:y="4.145cm" presentation:class="outline" presentation:user-transformed="true">
          <draw:text-box>
            <text:list text:style-name="L2">
              <text:list-item>
                <text:p>Ideally C and Python</text:p>
                <text:list>
                  <text:list-item>
                    <text:p>But C <text:span text:style-name="T13">or</text:span><text:span text:style-name="T14"> Python also ok</text:span></text:p>
                  </text:list-item>
                </text:list>
              </text:list-item>
              <text:list-item>
                <text:p><text:span text:style-name="T14">C lib maximizes cross-language accessibility</text:span></text:p>
                <text:list>
                  <text:list-item>
                    <text:p><text:span text:style-name="T14">Somebody needs to write language wrappers</text:span></text:p>
                    <text:list>
                      <text:list-item>
                        <text:p><text:span text:style-name="T14">(Doesn't have to be you)</text:span></text:p>
                      </text:list-item>
                    </text:list>
                  </text:list-item>
                </text:list>
              </text:list-item>
              <text:list-item>
                <text:p><text:span text:style-name="T14">Python lib helps majority of users</text:span></text:p>
                <text:list>
                  <text:list-item>
                    <text:p><text:span text:style-name="T14">HLL features -&gt; less user code</text:span></text:p>
                  </text:list-item>
                  <text:list-item>
                    <text:p><text:span text:style-name="T14">Other HLL language lib authors can use as a template</text:span></text:p>
                  </text:list-item>
                </text:list>
              </text:list-item>
            </text:list>
          </draw:text-box>
        </draw:frame>
        <presentation:notes draw:style-name="dp2">
          <draw:page-thumbnail draw:style-name="gr3"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5T19">
        <office:forms form:automatic-focus="false" form:apply-design-mode="false"/>
        <draw:frame presentation:style-name="pr5" draw:layer="layout" svg:width="24.635cm" svg:height="3.173cm" svg:x="1.4cm" svg:y="0.637cm" presentation:class="title" presentation:user-transformed="true">
          <draw:text-box>
            <text:p>Leading to this</text:p>
          </draw:text-box>
        </draw:frame>
        <draw:custom-shape draw:style-name="gr6" draw:text-style-name="P10" draw:layer="layout" svg:width="9.198cm" svg:height="1.849cm" svg:x="9.402cm" svg:y="14.866cm">
          <text:p text:style-name="P9"><text:span text:style-name="T11">kernel</text:span></text:p>
          <draw:enhanced-geometry svg:viewBox="0 0 21600 21600" draw:type="rectangle" draw:enhanced-path="M 0 0 L 21600 0 21600 21600 0 21600 0 0 Z N"/>
        </draw:custom-shape>
        <draw:custom-shape draw:style-name="gr6" draw:text-style-name="P10" draw:layer="layout" svg:width="4.934cm" svg:height="1.849cm" svg:x="6.927cm" svg:y="9.017cm">
          <text:p text:style-name="P9"><text:span text:style-name="T11">cmdline tool</text:span></text:p>
          <draw:enhanced-geometry svg:viewBox="0 0 21600 21600" draw:mirror-horizontal="false" draw:mirror-vertical="false" draw:type="rectangle" draw:enhanced-path="M 0 0 L 21600 0 21600 21600 0 21600 0 0 Z N"/>
        </draw:custom-shape>
        <draw:line draw:style-name="gr7" draw:text-style-name="P9" draw:layer="layout" svg:x1="6.698cm" svg:y1="14.604cm" svg:x2="21.304cm" svg:y2="14.604cm">
          <text:p/>
        </draw:line>
        <draw:custom-shape draw:style-name="gr9" draw:text-style-name="P10" draw:layer="layout" svg:width="3.152cm" svg:height="1.849cm" svg:x="12.527cm" svg:y="9.001cm">
          <text:p text:style-name="P9"><text:span text:style-name="T11">C app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615cm" svg:height="1.262cm" svg:x="13.747cm" svg:y="10.955cm">
          <text:p/>
          <draw:enhanced-geometry svg:viewBox="0 0 21600 21600" draw:mirror-horizontal="true" draw:mirror-vertical="fals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0" draw:layer="layout" svg:width="9.199cm" svg:height="1.849cm" svg:x="9.555cm" svg:y="12.537cm">
          <text:p text:style-name="P9"><text:span text:style-name="T11">C library</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5.081cm" svg:height="1.754cm" svg:x="6.736cm" svg:y="5.314cm">
          <text:p text:style-name="P9"><text:span text:style-name="T11">Sysadmin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615cm" svg:height="1.262cm" svg:x="9.007cm" svg:y="7.294cm">
          <text:p/>
          <draw:enhanced-geometry svg:viewBox="0 0 21600 21600" draw:mirror-horizontal="true" draw:text-areas="?f0 0 ?f2 ?f5" draw:type="down-arrow" draw:modifiers="17319.0789473684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9" draw:layer="layout" svg:width="0.614cm" svg:height="1.262cm" svg:x="10.555cm" svg:y="10.956cm">
          <text:p/>
          <draw:enhanced-geometry svg:viewBox="0 0 21600 21600" draw:mirror-horizontal="true" draw:mirror-vertical="fals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0" draw:layer="layout" svg:width="4.647cm" svg:height="1.849cm" svg:x="16.134cm" svg:y="9.027cm">
          <text:p text:style-name="P9"><text:span text:style-name="T11">Python library</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614cm" svg:height="1.262cm" svg:x="17.319cm" svg:y="10.955cm">
          <text:p/>
          <draw:enhanced-geometry svg:viewBox="0 0 21600 21600" draw:mirror-horizontal="true" draw:mirror-vertical="fals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0" draw:layer="layout" svg:width="4.647cm" svg:height="1.849cm" svg:x="16.239cm" svg:y="5.285cm">
          <text:p text:style-name="P9"><text:span text:style-name="T11">Python app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0.615cm" svg:height="1.262cm" svg:x="18.213cm" svg:y="7.302cm">
          <text:p/>
          <draw:enhanced-geometry svg:viewBox="0 0 21600 21600" draw:mirror-horizontal="true" draw:mirror-vertical="false" draw:text-areas="?f0 0 ?f2 ?f5" draw:type="down-arrow" draw:modifiers="17266.4044059795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3.968cm" svg:height="10.476cm" svg:x="3.81cm" svg:y="2.123cm" draw:page-number="24" presentation:class="page"/>
          <draw:frame presentation:style-name="pr4"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5" draw:layer="layout" svg:width="25.199cm" svg:height="3.173cm" svg:x="1.4cm" svg:y="0.637cm" presentation:class="title" presentation:user-transformed="true">
          <draw:text-box>
            <text:p>Implementing a C library/API</text:p>
          </draw:text-box>
        </draw:frame>
        <draw:frame presentation:style-name="pr6" draw:layer="layout" svg:width="25.199cm" svg:height="13.435cm" svg:x="1.471cm" svg:y="4.145cm" presentation:class="outline" presentation:user-transformed="true">
          <draw:text-box>
            <text:list text:style-name="L2">
              <text:list-item>
                <text:p>Check out libabc!</text:p>
                <text:list>
                  <text:list-item>
                    <text:p><text:a xlink:href="http://0pointer.de/blog/projects/libabc.html">http://0pointer.de/blog/projects/libabc.html</text:a></text:p>
                  </text:list-item>
                </text:list>
              </text:list-item>
              <text:list-item>
                <text:p>Doesn't have to be 100% coverage</text:p>
              </text:list-item>
              <text:list-item>
                <text:p>Doesn't have to be perfect</text:p>
                <text:list>
                  <text:list-item>
                    <text:p>libs have versioning</text:p>
                  </text:list-item>
                </text:list>
              </text:list-item>
              <text:list-item>
                <text:p>Figure out memory allocation model</text:p>
                <text:list>
                  <text:list-item>
                    <text:p>refs, handle, caller-allocated</text:p>
                  </text:list-item>
                </text:list>
              </text:list-item>
            </text:list>
          </draw:text-box>
        </draw:frame>
        <presentation:notes draw:style-name="dp2">
          <draw:page-thumbnail draw:style-name="gr3" draw:layer="layout" svg:width="13.968cm" svg:height="10.476cm" svg:x="3.81cm" svg:y="2.123cm" draw:page-number="25" presentation:class="page"/>
          <draw:frame presentation:style-name="pr4"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Implementing a Python/C wrapper</text:p>
          </draw:text-box>
        </draw:frame>
        <draw:frame presentation:style-name="pr19" draw:layer="layout" svg:width="25.199cm" svg:height="13.435cm" svg:x="1.471cm" svg:y="4.145cm" presentation:class="outline">
          <draw:text-box>
            <text:list text:style-name="L5">
              <text:list-item>
                <text:p>Call your C lib, convert to Python objects, expose Python objects and methods</text:p>
              </text:list-item>
              <text:list-item>
                <text:p>Some boilerplate</text:p>
              </text:list-item>
              <text:list-item>
                <text:p>Shamelessly copy (python-kmod, python-lvm)</text:p>
              </text:list-item>
            </text:list>
            <text:list text:style-name="L2">
              <text:list-item>
                <text:p>Add value with OO, lists, exceptions, docstrings, restricted featureset</text:p>
              </text:list-item>
            </text:list>
            <text:list text:style-name="L5">
              <text:list-item>
                <text:p>SWIG good, ctypes meh</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6" draw:layer="layout" svg:width="17.271cm" svg:height="12.572cm" svg:x="2.159cm" svg:y="13.271cm" presentation:class="notes">
            <draw:text-box>
              <text:p><text:span text:style-name="T5">The big thing is supporting Python features not present in the C code: exceptions, returning lists or dicts when it makes sense. This is the value-add your wrapper provides</text:span></text:p>
              <text:p><text:span text:style-name="T5">Python's C API is refcounted, so be careful to get this right. Especially “fun” is error handling when underlying lib is also refcounted</text:span></text:p>
              <text:p><text:span text:style-name="T5">There are many examples of this code. See python-lvm or python-kmod, for starters.</text:span></text:p>
              <text:p><text:span text:style-name="T5">SWIG is also a good option, but it means you have to learn SWIG. </text:span></text:p>
            </draw:text-box>
          </draw:frame>
        </presentation:notes>
      </draw:page>
      <draw:page draw:name="page27" draw:style-name="dp1" draw:master-page-name="Default" presentation:presentation-page-layout-name="AL1T1">
        <office:forms form:automatic-focus="false" form:apply-design-mode="false"/>
        <draw:frame presentation:style-name="pr5" draw:layer="layout" svg:width="25.199cm" svg:height="3.173cm" svg:x="1.4cm" svg:y="0.637cm" presentation:class="title">
          <draw:text-box>
            <text:p>Implementing a pure Python library</text:p>
          </draw:text-box>
        </draw:frame>
        <draw:frame presentation:style-name="pr6" draw:layer="layout" svg:width="25.199cm" svg:height="13.435cm" svg:x="1.471cm" svg:y="4.145cm" presentation:class="outline">
          <draw:text-box>
            <text:list text:style-name="L2">
              <text:list-item>
                <text:p>Easiest</text:p>
              </text:list-item>
              <text:list-item>
                <text:p>No C needed when wrapping a configfs/sysfs interface</text:p>
              </text:list-item>
              <text:list-item>
                <text:p>Add value with OO, lists, exceptions, docstrings, restricted featureset</text:p>
              </text:list-item>
              <text:list-item>
                <text:p>Example for other HLL lib writers</text:p>
                <text:list>
                  <text:list-item>
                    <text:p>Ruby, OCaml, Haskell, Java, etc.</text:p>
                  </text:list-item>
                </text:list>
              </text:list-item>
            </text:list>
          </draw:text-box>
        </draw:frame>
        <presentation:notes draw:style-name="dp2">
          <draw:page-thumbnail draw:style-name="gr3" draw:layer="layout" svg:width="13.968cm" svg:height="10.476cm" svg:x="3.81cm" svg:y="2.123cm" draw:page-number="27" presentation:class="page"/>
          <draw:frame presentation:style-name="pr4"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5" draw:layer="layout" svg:width="25.199cm" svg:height="3.173cm" svg:x="1.4cm" svg:y="0.637cm" presentation:class="title">
          <draw:text-box>
            <text:p>Summary for potential library users</text:p>
          </draw:text-box>
        </draw:frame>
        <draw:frame presentation:style-name="pr6" draw:layer="layout" svg:width="25.199cm" svg:height="13.435cm" svg:x="1.471cm" svg:y="4.145cm" presentation:class="outline">
          <draw:text-box>
            <text:list text:style-name="L2">
              <text:list-item>
                <text:p>Internalize that system() is a stopgap</text:p>
              </text:list-item>
              <text:list-item>
                <text:p>Gradual transition to APIs is possible</text:p>
                <text:list>
                  <text:list-item>
                    <text:p>Use APIs that already exist (esp. in stdlib)</text:p>
                  </text:list-item>
                </text:list>
              </text:list-item>
              <text:list-item>
                <text:p>Push for proper APIs in your language from your dependencies</text:p>
                <text:list>
                  <text:list-item>
                    <text:p>Open bugs against your codebase</text:p>
                  </text:list-item>
                  <text:list-item>
                    <text:p>And theirs</text:p>
                    <text:list>
                      <text:list-item>
                        <text:p>Best bugs have patches attached</text:p>
                      </text:list-item>
                    </text:list>
                  </text:list-item>
                </text:list>
              </text:list-item>
            </text:list>
          </draw:text-box>
        </draw:frame>
        <presentation:notes draw:style-name="dp2">
          <draw:page-thumbnail draw:style-name="gr3"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5" draw:layer="layout" svg:width="25.199cm" svg:height="3.173cm" svg:x="1.4cm" svg:y="0.637cm" presentation:class="title">
          <draw:text-box>
            <text:p>Summary for potential library authors</text:p>
          </draw:text-box>
        </draw:frame>
        <draw:frame presentation:style-name="pr6" draw:layer="layout" svg:width="25.199cm" svg:height="13.435cm" svg:x="1.471cm" svg:y="4.145cm" presentation:class="outline">
          <draw:text-box>
            <text:list text:style-name="L2">
              <text:list-item>
                <text:p>Having an API will ultimately make your life easier</text:p>
              </text:list-item>
              <text:list-item>
                <text:p>Base APIs on how dependent projects are using your cmdline</text:p>
              </text:list-item>
              <text:list-item>
                <text:p>Push users to move to your new API</text:p>
                <text:list>
                  <text:list-item>
                    <text:p>Open bugs against cmdline-using apps</text:p>
                    <text:list>
                      <text:list-item>
                        <text:p>Best bugs have patches attached</text:p>
                      </text:list-item>
                    </text:list>
                  </text:list-item>
                </text:list>
              </text:list-item>
              <text:list-item>
                <text:p>Minimum Viable API</text:p>
              </text:list-item>
              <text:list-item>
                <text:p>APIs are not forever</text:p>
              </text:list-item>
              <text:list-item>
                <text:p>Use your API yourself</text:p>
              </text:list-item>
            </text:list>
          </draw:text-box>
        </draw:frame>
        <presentation:notes draw:style-name="dp2">
          <draw:page-thumbnail draw:style-name="gr3" draw:layer="layout" svg:width="13.968cm" svg:height="10.476cm" svg:x="3.81cm" svg:y="2.123cm" draw:page-number="29" presentation:class="page"/>
          <draw:frame presentation:style-name="pr4" draw:layer="layout" svg:width="17.271cm" svg:height="12.572cm" svg:x="2.159cm" svg:y="13.271cm" presentation:class="notes">
            <draw:text-box>
              <text:p>Try to use your own API for your cmdline app. This gives you an easy way to test it, and may allow you to minimize cmdline app code, or write it in a language higher than C.</text:p>
            </draw:text-box>
          </draw:frame>
        </presentation:notes>
      </draw:page>
      <draw:page draw:name="page30" draw:style-name="dp1" draw:master-page-name="Default" presentation:presentation-page-layout-name="AL2T3">
        <office:forms form:automatic-focus="false" form:apply-design-mode="false"/>
        <draw:frame presentation:style-name="pr2" draw:layer="layout" svg:width="25.199cm" svg:height="3.173cm" svg:x="1.4cm" svg:y="0.637cm" presentation:class="title" presentation:user-transformed="true">
          <draw:text-box>
            <text:p>Some kernel/plumbing stuff that should have libs/APIs</text:p>
          </draw:text-box>
        </draw:frame>
        <draw:frame presentation:style-name="pr6" draw:layer="layout" svg:width="12.296cm" svg:height="13.435cm" svg:x="1.471cm" svg:y="4.145cm" presentation:class="outline" presentation:user-transformed="true">
          <draw:text-box>
            <text:list text:style-name="L2">
              <text:list-item>
                <text:p>networking config</text:p>
              </text:list-item>
              <text:list-item>
                <text:p>storage config</text:p>
              </text:list-item>
              <text:list-item>
                <text:p>filesystem tools</text:p>
              </text:list-item>
              <text:list-item>
                <text:p>process accounting</text:p>
              </text:list-item>
              <text:list-item>
                <text:p>cgroups</text:p>
              </text:list-item>
              <text:list-item>
                <text:p>power management</text:p>
              </text:list-item>
              <text:list-item>
                <text:p>perf</text:p>
              </text:list-item>
              <text:list-item>
                <text:p>tracing</text:p>
              </text:list-item>
            </text:list>
          </draw:text-box>
        </draw:frame>
        <draw:frame presentation:style-name="pr6" draw:layer="layout" svg:width="12.296cm" svg:height="13.435cm" svg:x="14.382cm" svg:y="4.145cm" presentation:class="outline">
          <draw:text-box>
            <text:list text:style-name="L2">
              <text:list-item>
                <text:p>iproute</text:p>
              </text:list-item>
              <text:list-item>
                <text:p>remote storage config</text:p>
              </text:list-item>
              <text:list-item>
                <text:p>more?</text:p>
              </text:list-item>
            </text:list>
          </draw:text-box>
        </draw:frame>
        <presentation:notes draw:style-name="dp2">
          <draw:page-thumbnail draw:style-name="gr3"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13" draw:layer="layout" svg:width="25.199cm" svg:height="16.942cm" svg:x="1.4cm" svg:y="0.637cm" presentation:class="subtitle">
          <draw:text-box>
            <text:p>Thanks!</text:p>
            <text:p/>
            <text:p>Questions and Discussion?</text:p>
          </draw:text-box>
        </draw:frame>
        <presentation:notes draw:style-name="dp2">
          <draw:page-thumbnail draw:style-name="gr3"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32">
        <office:forms form:automatic-focus="false" form:apply-design-mode="false"/>
        <draw:frame presentation:style-name="pr13" draw:layer="layout" svg:width="25.199cm" svg:height="16.942cm" svg:x="1.4cm" svg:y="0.637cm" presentation:class="subtitle">
          <draw:text-box>
            <text:p>Backup</text:p>
          </draw:text-box>
        </draw:frame>
        <presentation:notes draw:style-name="dp2">
          <draw:page-thumbnail draw:style-name="gr3"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5" draw:layer="layout" svg:width="25.199cm" svg:height="3.173cm" svg:x="1.4cm" svg:y="0.637cm" presentation:class="title" presentation:user-transformed="true">
          <draw:text-box>
            <text:p>Summary</text:p>
          </draw:text-box>
        </draw:frame>
        <draw:frame presentation:style-name="pr6" draw:layer="layout" svg:width="25.199cm" svg:height="13.435cm" svg:x="1.471cm" svg:y="4.145cm" presentation:class="outline" presentation:user-transformed="true">
          <draw:text-box>
            <text:list text:style-name="L2">
              <text:list-item>
                <text:p>Low-level tools need cmdline for sysadmin cmdline usage and basic scripting</text:p>
              </text:list-item>
              <text:list-item>
                <text:p>They ALSO need library interface so other programs can use it cleanly</text:p>
              </text:list-item>
              <text:list-item>
                <text:p>Without an API, programs resort to system()</text:p>
              </text:list-item>
              <text:list-item>
                <text:p>This is bad</text:p>
              </text:list-item>
              <text:list-item>
                <text:p>We should fix this</text:p>
              </text:list-item>
              <text:list-item>
                <text:p>It won't be too hard, and is worth the effort</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5" draw:layer="layout" svg:width="25.199cm" svg:height="3.173cm" svg:x="1.4cm" svg:y="0.637cm" presentation:class="title" presentation:user-transformed="true">
          <draw:text-box>
            <text:p>Ousterhout's dichotomy</text:p>
          </draw:text-box>
        </draw:frame>
        <draw:frame presentation:style-name="pr6" draw:layer="layout" svg:width="25.199cm" svg:height="13.435cm" svg:x="1.471cm" svg:y="4.145cm" presentation:class="outline" presentation:user-transformed="true">
          <draw:text-box>
            <text:list text:style-name="L2">
              <text:list-item>
                <text:p>Roughly: “systems programming languages are very different from scripting languages”</text:p>
              </text:list-item>
              <text:list-item>
                <text:p>Code in C == building blocks</text:p>
                <text:list>
                  <text:list-item>
                    <text:p>“programs”</text:p>
                  </text:list-item>
                </text:list>
              </text:list-item>
              <text:list-item>
                <text:p>Code in script == aids pasting blocks together in the UNIX tradition</text:p>
                <text:list>
                  <text:list-item>
                    <text:p>“scripts”</text:p>
                  </text:list-item>
                </text:list>
              </text:list-item>
              <text:list-item>
                <text:p>Where do Python and Ruby fit?</text:p>
              </text:list-item>
            </text:list>
          </draw:text-box>
        </draw:frame>
        <presentation:notes draw:style-name="dp2">
          <draw:page-thumbnail draw:style-name="gr3" draw:layer="layout" svg:width="13.968cm" svg:height="10.476cm" svg:x="3.81cm" svg:y="2.123cm" draw:page-number="34" presentation:class="page"/>
          <draw:frame presentation:style-name="pr4" draw:text-style-name="P6" draw:layer="layout" svg:width="17.271cm" svg:height="12.572cm" svg:x="2.159cm" svg:y="13.271cm" presentation:class="notes">
            <draw:text-box>
              <text:p><text:span text:style-name="T5">This isn't necessarily accurate at this point. We have serious programs written in scripting languages toda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stroke-dash draw:name="Dash_20_2" draw:display-name="Dash 2" draw:style="rect" draw:dots1="1" draw:dots1-length="0.02cm" draw:dots2="1" draw:dots2-length="0.02cm" draw:distance="0.02cm"/>
    <draw:stroke-dash draw:name="Ultrafine_20_Dashed" draw:display-name="Ultrafine Dashed" draw:style="rect" draw:dots1="1" draw:dots1-length="34%" draw:dots2="1" draw:dots2-length="34%" draw:distance="34%"/>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23b8dc" draw:fill-gradient-name="Gradient_20_7" draw:fill-hatch-name="Hatching_20_1" draw:fill-image-name="Bitmape_20_1" draw:opacity="50%" draw:fill-image-width="0cm" draw:fill-image-height="0cm" fo:padding-top="0.125cm" fo:padding-bottom="0.125cm" fo:padding-left="0.25cm" fo:padding-right="0.25cm" draw:shadow="hidden" draw:shadow-offset-x="0.305cm" draw:shadow-offset-y="0.305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text:enable-numbering="true" fo:margin-left="1.2cm" fo:margin-right="0cm" fo:text-indent="-0.9cm"/>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text-properties fo:font-size="12pt" style:font-size-asian="14pt" style:font-size-complex="14pt"/>
    </style:style>
    <style:style style:name="MP7" style:family="paragraph">
      <style:paragraph-properties fo:margin-left="0cm" fo:margin-right="0cm" fo:text-align="start" fo:text-indent="0cm"/>
    </style:style>
    <style:style style:name="MP8" style:family="paragraph">
      <style:paragraph-properties fo:text-align="center"/>
    </style:style>
    <style:style style:name="MP9" style:family="paragraph">
      <style:paragraph-properties fo:text-align="end"/>
      <style:text-properties fo:font-size="14pt" style:font-size-asian="14pt" style:font-size-complex="14pt"/>
    </style:style>
    <style:style style:name="MP10" style:family="paragraph">
      <style:paragraph-properties fo:margin-left="1.2cm" fo:margin-right="0cm" fo:text-indent="-0.9cm"/>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fo:font-weight="bold" style:font-size-asian="14pt" style:font-size-complex="14pt"/>
    </style:style>
    <style:style style:name="MT3"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6" draw:layer="backgroundobjects" svg:width="12.31cm" svg:height="0.635cm" svg:x="6.74cm" svg:y="19.885cm">
        <draw:text-box>
          <text:p text:style-name="MP5"><text:span text:style-name="MT2">LPC 2012 | ANDY GROVER</text:span></text:p>
          <text:p text:style-name="MP5"><text:span text:style-name="MT3"/></text:p>
        </draw:text-box>
      </draw:frame>
      <draw:frame presentation:style-name="Mpr3" draw:text-style-name="MP2" draw:layer="backgroundobjects" svg:width="3.175cm" svg:height="0.635cm" svg:x="1.173cm" svg:y="19.885cm">
        <draw:text-box>
          <text:p text:style-name="MP7"><text:span text:style-name="MT3"><text:page-number>&lt;number&gt;</text:page-number></text:span></text:p>
        </draw:text-box>
      </draw:frame>
      <draw:frame draw:style-name="Mgr3" draw:text-style-name="MP8" draw:layer="backgroundobjects" svg:width="1.399cm" svg:height="1.312cm" svg:x="25.906cm" svg:y="19.408cm">
        <draw:image xlink:href="Pictures/10000201000000410000003D1492EBB0.png" xlink:type="simple" xlink:show="embed" xlink:actuate="onLoad">
          <text:p/>
        </draw:image>
      </draw:frame>
      <draw:frame presentation:style-name="Mpr3" draw:text-style-name="MP9" draw:layer="backgroundobjects" svg:width="6.523cm" svg:height="1.448cm" svg:x="20.076cm" svg:y="19.131cm" presentation:class="page-number">
        <draw:text-box>
          <text:p text:style-name="MP9"><text:span text:style-name="MT1"><text:page-number>&lt;number&gt;</text:page-number></text:span></text:p>
        </draw:text-box>
      </draw:frame>
      <draw:frame draw:style-name="Mgr4" draw:text-style-name="MP8" draw:layer="backgroundobjects" svg:width="1.93cm" svg:height="2.171cm" svg:x="5.715cm" svg:y="18.829cm">
        <draw:image xlink:href="Pictures/100002010000008800000099417AB178.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10"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11" draw:layer="backgroundobjects" svg:width="8.875cm" svg:height="1.448cm" svg:x="9.576cm" svg:y="19.131cm" presentation:class="footer">
        <draw:text-box>
          <text:p text:style-name="MP11"><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8" draw:layer="backgroundobjects" svg:width="28.118cm" svg:height="21.087cm" svg:x="-0.118cm" svg:y="0.001cm">
        <draw:image xlink:href="Pictures/1000020100000400000003001D716EAA.png" xlink:type="simple" xlink:show="embed" xlink:actuate="onLoad">
          <text:p/>
        </draw:image>
      </draw:frame>
      <draw:frame draw:style-name="Mgr4" draw:text-style-name="MP8" draw:layer="backgroundobjects" svg:width="4.445cm" svg:height="4.445cm" svg:x="22.86cm" svg:y="0.635cm">
        <draw:image xlink:href="Pictures/100002010000008800000099417AB178.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Unix LibreOffice_project/340m1$Build-502</meta:generator>
    <meta:initial-creator>adrienne yancey</meta:initial-creator>
    <meta:creation-date>2009-02-23T10:59:51</meta:creation-date>
    <dc:creator>Andy Grover</dc:creator>
    <dc:date>2012-08-29T15:44:33</dc:date>
    <meta:editing-cycles>152</meta:editing-cycles>
    <meta:editing-duration>P8DT25M3S</meta:editing-duration>
    <meta:document-statistic meta:object-count="211"/>
    <meta:user-defined meta:name="Info 1"/>
    <meta:user-defined meta:name="Info 2"/>
    <meta:user-defined meta:name="Info 3"/>
    <meta:user-defined meta:name="Info 4"/>
  </office:meta>
</office:document-meta>
</file>